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FA0000006971BC618C6C10BE72.png" manifest:media-type="image/png"/>
  <manifest:file-entry manifest:full-path="Pictures/10000201000000580000001FE7B2D11A2D36B4C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StarSymbol"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5.997cm" table:align="margins" style:writing-mode="lr-tb"/>
    </style:style>
    <style:style style:name="Tableau1.A" style:family="table-column">
      <style:table-column-properties style:column-width="15.997cm" style:rel-column-width="65535*"/>
    </style:style>
    <style:style style:name="Tableau1.A1" style:family="table-cell">
      <style:table-cell-properties fo:padding="0.097cm" fo:border="0.05pt solid #000000"/>
    </style:style>
    <style:style style:name="Tableau2" style:family="table">
      <style:table-properties style:width="18.884cm" fo:margin-left="-1.254cm" table:align="left" style:writing-mode="lr-tb"/>
    </style:style>
    <style:style style:name="Tableau2.A" style:family="table-column">
      <style:table-column-properties style:column-width="18.884cm"/>
    </style:style>
    <style:style style:name="Tableau2.A1" style:family="table-cell">
      <style:table-cell-properties fo:padding="0.097cm" fo:border="0.05pt solid #000000"/>
    </style:style>
    <style:style style:name="Tableau3" style:family="table">
      <style:table-properties style:width="18.494cm" fo:margin-left="-1.138cm" table:align="left" style:writing-mode="lr-tb"/>
    </style:style>
    <style:style style:name="Tableau3.A" style:family="table-column">
      <style:table-column-properties style:column-width="18.494cm"/>
    </style:style>
    <style:style style:name="Tableau3.A1" style:family="table-cell">
      <style:table-cell-properties fo:padding="0.097cm" fo:border="0.05pt solid #000000"/>
    </style:style>
    <style:style style:name="Tableau4" style:family="table">
      <style:table-properties style:width="18.212cm" fo:margin-left="-1.067cm" table:align="left" style:writing-mode="lr-tb"/>
    </style:style>
    <style:style style:name="Tableau4.A" style:family="table-column">
      <style:table-column-properties style:column-width="18.212cm"/>
    </style:style>
    <style:style style:name="Tableau4.A1" style:family="table-cell">
      <style:table-cell-properties fo:padding="0.097cm" fo:border="0.05pt solid #000000"/>
    </style:style>
    <style:style style:name="Tableau5" style:family="table">
      <style:table-properties style:width="18.352cm" fo:margin-left="-1.184cm" table:align="left" style:writing-mode="lr-tb"/>
    </style:style>
    <style:style style:name="Tableau5.A" style:family="table-column">
      <style:table-column-properties style:column-width="18.352cm"/>
    </style:style>
    <style:style style:name="Tableau5.A1" style:family="table-cell">
      <style:table-cell-properties fo:padding="0.097cm" fo:border="0.05pt solid #000000"/>
    </style:style>
    <style:style style:name="Tableau6" style:family="table">
      <style:table-properties style:width="15.997cm" table:align="margins" style:writing-mode="lr-tb"/>
    </style:style>
    <style:style style:name="Tableau6.A" style:family="table-column">
      <style:table-column-properties style:column-width="15.997cm" style:rel-column-width="65535*"/>
    </style:style>
    <style:style style:name="Tableau6.A1" style:family="table-cell">
      <style:table-cell-properties fo:padding="0.097cm" fo:border="0.05pt solid #000000"/>
    </style:style>
    <style:style style:name="Tableau7" style:family="table">
      <style:table-properties style:width="15.997cm" table:align="margins" style:writing-mode="lr-tb"/>
    </style:style>
    <style:style style:name="Tableau7.A" style:family="table-column">
      <style:table-column-properties style:column-width="15.997cm" style:rel-column-width="65535*"/>
    </style:style>
    <style:style style:name="Tableau7.A1" style:family="table-cell">
      <style:table-cell-properties fo:padding="0.097cm" fo:border="0.05pt solid #000000"/>
    </style:style>
    <style:style style:name="P1" style:family="paragraph" style:parent-style-name="Header">
      <style:paragraph-properties>
        <style:tab-stops>
          <style:tab-stop style:position="8.001cm" style:type="center"/>
          <style:tab-stop style:position="15.923cm" style:type="right"/>
        </style:tab-stops>
      </style:paragraph-properties>
    </style:style>
    <style:style style:name="P2" style:family="paragraph" style:parent-style-name="Header">
      <style:paragraph-properties>
        <style:tab-stops>
          <style:tab-stop style:position="8.001cm" style:type="center"/>
          <style:tab-stop style:position="15.923cm" style:type="right"/>
        </style:tab-stops>
      </style:paragraph-properties>
      <style:text-properties officeooo:paragraph-rsid="0013f80f"/>
    </style:style>
    <style:style style:name="P3" style:family="paragraph" style:parent-style-name="Footer">
      <style:paragraph-properties fo:padding-left="0cm" fo:padding-right="0cm" fo:padding-top="0.035cm" fo:padding-bottom="0cm" fo:border-left="none" fo:border-right="none" fo:border-top="0.51pt solid #000000" fo:border-bottom="none"/>
    </style:style>
    <style:style style:name="P4" style:family="paragraph" style:parent-style-name="Footer">
      <style:paragraph-properties fo:text-align="center" style:justify-single-word="false" fo:padding-left="0cm" fo:padding-right="0cm" fo:padding-top="0.035cm" fo:padding-bottom="0cm" fo:border-left="none" fo:border-right="none" fo:border-top="0.51pt solid #000000" fo:border-bottom="none"/>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paragraph-properties fo:text-align="justify" style:justify-single-word="false"/>
      <style:text-properties fo:font-size="12pt" officeooo:rsid="0013fd15" officeooo:paragraph-rsid="0013fd15" style:font-size-asian="12pt" style:font-size-complex="12pt"/>
    </style:style>
    <style:style style:name="P7" style:family="paragraph" style:parent-style-name="Standard">
      <style:paragraph-properties fo:text-align="justify" style:justify-single-word="false"/>
      <style:text-properties fo:color="#000000" loext:opacity="100%" officeooo:paragraph-rsid="006fba22"/>
    </style:style>
    <style:style style:name="P8" style:family="paragraph" style:parent-style-name="Standard">
      <style:paragraph-properties fo:text-align="justify" style:justify-single-word="false"/>
      <style:text-properties fo:color="#000000" loext:opacity="100%" officeooo:rsid="006cc387" officeooo:paragraph-rsid="006cc387"/>
    </style:style>
    <style:style style:name="P9" style:family="paragraph" style:parent-style-name="Standard">
      <style:paragraph-properties fo:text-align="justify" style:justify-single-word="false"/>
      <style:text-properties fo:color="#000000" loext:opacity="100%" officeooo:rsid="006e00fd" officeooo:paragraph-rsid="006e00fd"/>
    </style:style>
    <style:style style:name="P10" style:family="paragraph" style:parent-style-name="Standard">
      <style:text-properties officeooo:rsid="00720292" officeooo:paragraph-rsid="00720292"/>
    </style:style>
    <style:style style:name="P11" style:family="paragraph" style:parent-style-name="Standard">
      <style:text-properties officeooo:rsid="00720292" officeooo:paragraph-rsid="00737286"/>
    </style:style>
    <style:style style:name="P12" style:family="paragraph" style:parent-style-name="Titre_20_module">
      <loext:graphic-properties draw:fill="solid" draw:fill-color="#e5e5e5" draw:opacity="100%"/>
      <style:paragraph-properties fo:text-align="center" style:justify-single-word="false" fo:background-color="#e5e5e5" fo:padding-left="0cm" fo:padding-right="0cm" fo:padding-top="0cm" fo:padding-bottom="0.106cm" fo:border="0.51pt solid #000000"/>
      <style:text-properties officeooo:rsid="00676162" officeooo:paragraph-rsid="00676162"/>
    </style:style>
    <style:style style:name="P13" style:family="paragraph" style:parent-style-name="Table_20_Contents">
      <style:text-properties officeooo:rsid="006e00fd" officeooo:paragraph-rsid="006e00fd"/>
    </style:style>
    <style:style style:name="P14" style:family="paragraph" style:parent-style-name="Table_20_Contents">
      <style:text-properties fo:font-size="10pt" officeooo:rsid="006e00fd" officeooo:paragraph-rsid="006e00fd" style:font-size-asian="10pt" style:font-size-complex="10pt"/>
    </style:style>
    <style:style style:name="P15" style:family="paragraph" style:parent-style-name="Table_20_Contents">
      <style:text-properties fo:font-size="9pt" officeooo:rsid="00705a49" officeooo:paragraph-rsid="00705a49" style:font-size-asian="9pt" style:font-size-complex="9pt"/>
    </style:style>
    <style:style style:name="P16" style:family="paragraph" style:parent-style-name="Table_20_Contents">
      <style:text-properties fo:font-size="9pt" officeooo:rsid="00720292" officeooo:paragraph-rsid="00720292" style:font-size-asian="9pt" style:font-size-complex="9pt"/>
    </style:style>
    <style:style style:name="P17" style:family="paragraph" style:parent-style-name="Table_20_Contents">
      <style:text-properties officeooo:rsid="00737286" officeooo:paragraph-rsid="00737286"/>
    </style:style>
    <style:style style:name="P18" style:family="paragraph" style:parent-style-name="Table_20_Contents">
      <style:text-properties officeooo:rsid="00748258" officeooo:paragraph-rsid="00748258"/>
    </style:style>
    <style:style style:name="P19" style:family="paragraph" style:parent-style-name="Titre_20_TP" style:master-page-name="Standard">
      <loext:graphic-properties draw:fill="solid" draw:fill-color="#e5e5e5" draw:opacity="100%"/>
      <style:paragraph-properties fo:text-align="center" style:justify-single-word="false" style:page-number="auto" fo:background-color="#e5e5e5" fo:padding-left="0cm" fo:padding-right="0cm" fo:padding-top="0cm" fo:padding-bottom="0.106cm" fo:border="0.51pt solid #000000"/>
      <style:text-properties officeooo:rsid="0002025b" officeooo:paragraph-rsid="0002025b"/>
    </style:style>
    <style:style style:name="P20" style:family="paragraph" style:parent-style-name="Heading_20_1" style:list-style-name="Numbering_20_1">
      <style:text-properties officeooo:rsid="006a2adc" officeooo:paragraph-rsid="006a2adc"/>
    </style:style>
    <style:style style:name="P21" style:family="paragraph" style:parent-style-name="Heading_20_1">
      <style:text-properties officeooo:rsid="00720292"/>
    </style:style>
    <style:style style:name="P22" style:family="paragraph" style:parent-style-name="Standard" style:list-style-name="L1">
      <style:paragraph-properties fo:text-align="justify" style:justify-single-word="false"/>
      <style:text-properties fo:color="#000000" loext:opacity="100%" officeooo:rsid="00705a49" officeooo:paragraph-rsid="00705a49"/>
    </style:style>
    <style:style style:name="P23" style:family="paragraph" style:parent-style-name="Standard" style:list-style-name="L2">
      <style:paragraph-properties fo:text-align="justify" style:justify-single-word="false"/>
      <style:text-properties fo:color="#000000" loext:opacity="100%" officeooo:rsid="00705a49" officeooo:paragraph-rsid="00705a49"/>
    </style:style>
    <style:style style:name="P24" style:family="paragraph" style:parent-style-name="Standard" style:list-style-name="L1">
      <style:paragraph-properties fo:text-align="justify" style:justify-single-word="false"/>
      <style:text-properties fo:color="#000000" loext:opacity="100%" officeooo:rsid="006e5a5f" officeooo:paragraph-rsid="00705a49"/>
    </style:style>
    <style:style style:name="P25" style:family="paragraph" style:parent-style-name="Standard" style:list-style-name="L1">
      <style:paragraph-properties fo:text-align="justify" style:justify-single-word="false"/>
      <style:text-properties fo:color="#000000" loext:opacity="100%" officeooo:rsid="006e5a5f" officeooo:paragraph-rsid="006e5a5f"/>
    </style:style>
    <style:style style:name="P26" style:family="paragraph" style:parent-style-name="Standard" style:list-style-name="L3">
      <style:paragraph-properties fo:text-align="justify" style:justify-single-word="false"/>
      <style:text-properties fo:color="#000000" loext:opacity="100%" officeooo:rsid="00720292" officeooo:paragraph-rsid="00720292"/>
    </style:style>
    <style:style style:name="P27" style:family="paragraph" style:parent-style-name="Standard">
      <style:paragraph-properties fo:text-align="center" style:justify-single-word="false"/>
      <style:text-properties officeooo:rsid="00748258" officeooo:paragraph-rsid="00748258"/>
    </style:style>
    <style:style style:name="P28" style:family="paragraph" style:parent-style-name="Standard" style:list-style-name="L4">
      <style:paragraph-properties fo:text-align="justify" style:justify-single-word="false"/>
      <style:text-properties officeooo:rsid="00748258" officeooo:paragraph-rsid="00748258"/>
    </style:style>
    <style:style style:name="P29" style:family="paragraph" style:parent-style-name="Standard" style:list-style-name="L5">
      <style:paragraph-properties fo:text-align="justify" style:justify-single-word="false"/>
      <style:text-properties officeooo:rsid="00720292" officeooo:paragraph-rsid="00748258"/>
    </style:style>
    <style:style style:name="P30" style:family="paragraph" style:parent-style-name="Standard" style:list-style-name="L5">
      <style:paragraph-properties fo:text-align="justify" style:justify-single-word="false"/>
      <style:text-properties officeooo:rsid="00772c4e" officeooo:paragraph-rsid="00772c4e"/>
    </style:style>
    <style:style style:name="T1" style:family="text">
      <style:text-properties officeooo:rsid="000e8def"/>
    </style:style>
    <style:style style:name="T2" style:family="text">
      <style:text-properties fo:font-size="8pt" fo:font-style="italic" fo:font-weight="bold" style:font-size-asian="8pt" style:font-style-asian="italic" style:font-weight-asian="bold"/>
    </style:style>
    <style:style style:name="T3" style:family="text">
      <style:text-properties fo:font-size="8pt" fo:language="en" fo:country="GB" fo:font-weight="bold" style:font-size-asian="8pt" style:font-weight-asian="bold"/>
    </style:style>
    <style:style style:name="T4" style:family="text">
      <style:text-properties fo:font-size="8pt" fo:language="en" fo:country="GB" fo:font-style="italic" fo:font-weight="bold" style:font-size-asian="8pt" style:font-style-asian="italic" style:font-weight-asian="bold"/>
    </style:style>
    <style:style style:name="T5" style:family="text">
      <style:text-properties fo:font-size="8pt" fo:language="fr" fo:country="FR" fo:font-style="italic" fo:font-weight="bold" officeooo:rsid="000e8def" style:font-size-asian="8pt" style:font-style-asian="italic" style:font-weight-asian="bold"/>
    </style:style>
    <style:style style:name="T6" style:family="text">
      <style:text-properties officeooo:rsid="0013fd15"/>
    </style:style>
    <style:style style:name="T7" style:family="text">
      <style:text-properties officeooo:rsid="003f447a"/>
    </style:style>
    <style:style style:name="T8" style:family="text">
      <style:text-properties officeooo:rsid="00574ebe"/>
    </style:style>
    <style:style style:name="T9" style:family="text">
      <style:text-properties officeooo:rsid="00676162"/>
    </style:style>
    <style:style style:name="T10" style:family="text">
      <style:text-properties officeooo:rsid="0068c291"/>
    </style:style>
    <style:style style:name="T11" style:family="text">
      <style:text-properties officeooo:rsid="006e5a5f"/>
    </style:style>
    <style:style style:name="T12" style:family="text">
      <style:text-properties officeooo:rsid="006fba22"/>
    </style:style>
    <style:style style:name="T13" style:family="text">
      <style:text-properties officeooo:rsid="00705a49"/>
    </style:style>
    <style:style style:name="T14" style:family="text">
      <style:text-properties officeooo:rsid="00737286"/>
    </style:style>
    <style:style style:name="T15" style:family="text">
      <style:text-properties officeooo:rsid="00748258"/>
    </style:style>
    <style:style style:name="T16" style:family="text">
      <style:text-properties officeooo:rsid="00763c92"/>
    </style:style>
    <style:style style:name="T17" style:family="text">
      <style:text-properties officeooo:rsid="00772c4e"/>
    </style:style>
    <style:style style:name="T18" style:family="text"/>
    <style:style style:name="fr1" style:family="graphic" style:parent-style-name="Graphics">
      <style:graphic-properties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M1101 T<text:span text:style-name="T6">D</text:span><text:span text:style-name="T9">8</text:span></text:p>
      <text:p text:style-name="P12">Gestion des processus</text:p>
      <text:p text:style-name="P5"/>
      <text:p text:style-name="P6">L'objectif de ce TD est <text:span text:style-name="T7">de </text:span><text:span text:style-name="T8">voir quelques </text:span><text:span text:style-name="T10">commandes permettant de gérer les processus sous un système d'exploitation Linux.</text:span></text:p>
      <text:list xml:id="list1667296298" text:style-name="Numbering_20_1">
        <text:list-item>
          <text:h text:style-name="P20" text:outline-level="1">La commande PS</text:h>
        </text:list-item>
      </text:list>
      <text:p text:style-name="P8">Les processus sont un des éléments essentiels des applications. En effet lorsque l'on exécute une commande le noyau Linux créé un processus (tâche qui exécute les instructions de la commande). Chaque processus est identifié par une valeur unique (PID) qu'il garde quel que soit son état (actif, prêt, en attente). Les processus sont créés par une instruction noyau appelée « fork » qui clone le processus appelant la nouvelle fonctionnalité. On dit que le nouveau processus est le fils de celui qui l'a créé. Ce nouveau processus exécute alors un autre commande à l'aide d'un commande noyau « exec ». La commande PS permet d'afficher des informations sur les processus en cours d'exécution. Voici un extrait du manuel de la commande ps :</text:p>
      <table:table table:name="Tableau1" table:style-name="Tableau1">
        <table:table-column table:style-name="Tableau1.A"/>
        <table:table-row table:style-name="TableLine1946394231824">
          <table:table-cell table:style-name="Tableau1.A1" office:value-type="string">
            <text:p text:style-name="P13">********* simple selection ********* <text:s/>********* selection by list *********</text:p>
            <text:p text:style-name="P13">-A all processes <text:s text:c="40"/>-C by command name</text:p>
            <text:p text:style-name="P13">-N negate selection <text:s text:c="35"/>-G by real group ID (supports names)</text:p>
            <text:p text:style-name="P13">-a all w/ tty except session leaders <text:s text:c="11"/>-U by real user ID (supports names)</text:p>
            <text:p text:style-name="P13">-d all except session leaders <text:s text:c="21"/>-g by session OR by effective group name</text:p>
            <text:p text:style-name="P13">-e all processes <text:s text:c="41"/>-p by process ID</text:p>
            <text:p text:style-name="P13">T <text:s/>all processes on this terminal <text:s text:c="15"/>-s processes in the sessions given</text:p>
            <text:p text:style-name="P13">a <text:s/>all w/ tty, including other users <text:s text:c="12"/>-t by tty</text:p>
            <text:p text:style-name="P13">g <text:s/>OBSOLETE -- DO NOT USE <text:s text:c="13"/>-u by effective user ID (supports names)</text:p>
            <text:p text:style-name="P13">r <text:s/>only running processes <text:s text:c="25"/>U <text:s/>processes for specified users</text:p>
            <text:p text:style-name="P13">x <text:s/>processes w/o controlling ttys <text:s text:c="14"/>t <text:s/>by tty</text:p>
            <text:p text:style-name="P13">*********** output format ********** <text:s/>*********** long options ***********</text:p>
            <text:p text:style-name="P13">-o,o user-defined <text:s/>-f full <text:s text:c="27"/>--Group --User --pid --cols --ppid</text:p>
            <text:p text:style-name="P13">-j,j job control <text:s text:c="2"/>s <text:s/>signal <text:s text:c="26"/>--group --user --sid --rows --info</text:p>
            <text:p text:style-name="P13">-O,O preloaded -o <text:s/>v <text:s/>virtual memory <text:s text:c="5"/>--cumulative --format --deselect</text:p>
            <text:p text:style-name="P13">-l,l long <text:s text:c="9"/>u <text:s/>user-oriented <text:s text:c="17"/>--sort --tty --forest --version</text:p>
            <text:p text:style-name="P13">-F <text:s text:c="2"/>extra full <text:s text:c="3"/>X <text:s/>registers <text:s text:c="21"/>--heading --no-heading --context</text:p>
            <text:p text:style-name="P13"><text:s text:c="20"/>********* misc options *********</text:p>
            <text:p text:style-name="P13">-V,V <text:s/>show version <text:s text:c="5"/>L <text:s/>list format codes <text:s/>f <text:s/>ASCII art forest</text:p>
            <text:p text:style-name="P13">-m,m,-L,-T,H <text:s/>threads <text:s text:c="2"/>S <text:s/>children in sum <text:s text:c="3"/>-y change -l format</text:p>
            <text:p text:style-name="P13">-M,Z <text:s/>security data <text:s text:c="4"/>c <text:s/>true command name <text:s/>-c scheduling class</text:p>
            <text:p text:style-name="P13">-w,w <text:s/>wide output <text:s text:c="6"/>n <text:s/>numeric WCHAN,UID <text:s/>-H process hierarchy</text:p>
          </table:table-cell>
        </table:table-row>
      </table:table>
      <text:p text:style-name="P9">Voici par exemple le résultat de la commande ps auxf</text:p>
      <table:table table:name="Tableau2" table:style-name="Tableau2">
        <table:table-column table:style-name="Tableau2.A"/>
        <table:table-row table:style-name="TableLine1946394232096">
          <table:table-cell table:style-name="Tableau2.A1" office:value-type="string">
            <text:p text:style-name="P14">USER <text:s text:c="6"/>PID %CPU %MEM <text:s text:c="3"/>VSZ <text:s text:c="2"/>RSS TTY <text:s text:c="5"/>STAT START <text:s text:c="2"/>TIME COMMAND</text:p>
            <text:p text:style-name="P14">root <text:s text:c="8"/>2 <text:s/>0.0 <text:s/>0.0 <text:s text:c="5"/>0 <text:s text:c="4"/>0 ? <text:s text:c="7"/>S <text:s text:c="3"/>23:06 <text:s text:c="2"/>0:00 [kthreadd]</text:p>
            <text:p text:style-name="P14">root <text:s text:c="8"/>3 <text:s/>0.0 <text:s/>0.0 <text:s text:c="5"/>0 <text:s text:c="4"/>0 ? <text:s text:c="7"/>S <text:s text:c="3"/>23:06 <text:s text:c="2"/>0:00 <text:s/>\_ [migration/0]</text:p>
            <text:p text:style-name="P14">root <text:s text:c="8"/>4 <text:s/>0.0 <text:s/>0.0 <text:s text:c="5"/>0 <text:s text:c="4"/>0 ? <text:s text:c="7"/>S <text:s text:c="3"/>23:06 <text:s text:c="2"/>0:00 <text:s/>\_ [ksoftirqd/0]</text:p>
            <text:p text:style-name="P14">root <text:s text:c="8"/>5 <text:s/>0.0 <text:s/>0.0 <text:s text:c="5"/>0 <text:s text:c="4"/>0 ? <text:s text:c="7"/>S <text:s text:c="3"/>23:06 <text:s text:c="2"/>0:00 <text:s/>\_ [watchdog/0]</text:p>
            <text:p text:style-name="P14">root <text:s text:c="8"/>6 <text:s/>0.0 <text:s/>0.0 <text:s text:c="5"/>0 <text:s text:c="4"/>0 ? <text:s text:c="7"/>S <text:s text:c="3"/>23:06 <text:s text:c="2"/>0:00 <text:s/>\_ [events/0]</text:p>
            <text:p text:style-name="P14">root <text:s text:c="8"/>7 <text:s/>0.0 <text:s/>0.0 <text:s text:c="5"/>0 <text:s text:c="4"/>0 ? <text:s text:c="7"/>S <text:s text:c="3"/>23:06 <text:s text:c="2"/>0:00 <text:s/>\_ [cpuset]</text:p>
            <text:p text:style-name="P14">…</text:p>
            <text:p text:style-name="P14">root <text:s text:c="8"/>1 <text:s/>0.0 <text:s/>0.1 <text:s text:c="2"/>8356 <text:s text:c="2"/>660 ? <text:s text:c="7"/>Ss <text:s text:c="2"/>23:06 <text:s text:c="2"/>0:00 init [2] <text:s/></text:p>
            <text:p text:style-name="P14">root <text:s text:c="6"/>224 <text:s/>0.0 <text:s/>0.0 <text:s/>17028 <text:s text:c="2"/>312 ? <text:s text:c="7"/>S&lt;s <text:s/>23:06 <text:s text:c="2"/>0:00 udevd --daemon</text:p>
            <text:p text:style-name="P14">root <text:s text:c="6"/>302 <text:s/>0.0 <text:s/>0.0 <text:s/>17024 <text:s text:c="2"/>216 ? <text:s text:c="7"/>S&lt; <text:s text:c="2"/>23:06 <text:s text:c="2"/>0:00 <text:s/>\_ udevd --daemon</text:p>
            <text:p text:style-name="P14">root <text:s text:c="6"/>318 <text:s/>0.0 <text:s/>0.0 <text:s/>17024 <text:s text:c="2"/>216 ? <text:s text:c="7"/>S&lt; <text:s text:c="2"/>23:06 <text:s text:c="2"/>0:00 <text:s/>\_ udevd --daemon</text:p>
            <text:p text:style-name="P14">daemon <text:s text:c="4"/>686 <text:s/>0.0 <text:s/>0.1 <text:s text:c="2"/>8096 <text:s text:c="2"/>444 ? <text:s text:c="7"/>Ss <text:s text:c="2"/>23:06 <text:s text:c="2"/>0:00 /sbin/portmap</text:p>
            <text:p text:style-name="P14">statd <text:s text:c="5"/>705 <text:s/>0.0 <text:s/>0.1 <text:s/>14384 <text:s text:c="2"/>620 ? <text:s text:c="7"/>Ss <text:s text:c="2"/>23:06 <text:s text:c="2"/>0:00 /sbin/rpc.statd</text:p>
            <text:p text:style-name="P14"><text:soft-page-break/>root <text:s text:c="6"/>862 <text:s/>0.0 <text:s/>0.3 <text:s/>62676 <text:s/>1204 ? <text:s text:c="7"/>Sl <text:s text:c="2"/>23:06 <text:s text:c="2"/>0:00 /usr/sbin/rsyslogd -c4</text:p>
            <text:p text:style-name="P14">…</text:p>
            <text:p text:style-name="P14">root <text:s text:c="6"/>976 <text:s/>0.0 <text:s/>0.6 <text:s/>74336 <text:s/>2508 ? <text:s text:c="7"/>Sl <text:s text:c="2"/>23:06 <text:s text:c="2"/>0:00 /usr/sbin/gdm3</text:p>
            <text:p text:style-name="P14">root <text:s text:c="6"/>982 <text:s/>0.0 <text:s/>0.8 <text:s/>99796 <text:s/>3184 ? <text:s text:c="7"/>Sl <text:s text:c="2"/>23:06 <text:s text:c="2"/>0:00 <text:s/>\_ /usr/lib/gdm3/gdm-simple-slave --display-id /org/gnome/DisplayMana</text:p>
            <text:p text:style-name="P14">root <text:s text:c="6"/>988 <text:s/>1.6 <text:s/>6.1 118100 23200 tty7 <text:s text:c="4"/>Ss+ <text:s/>23:06 <text:s text:c="2"/>0:39 <text:s text:c="5"/>\_ /usr/bin/Xorg :0 -br -verbose -audit 0 -novtswitch -auth /var/</text:p>
            <text:p text:style-name="P14">root <text:s text:c="5"/>1605 <text:s/>0.0 <text:s/>0.7 101464 <text:s/>2816 ? <text:s text:c="7"/>Sl <text:s text:c="2"/>23:06 <text:s text:c="2"/>0:00 <text:s text:c="5"/>\_ /usr/lib/gdm3/gdm-session-worker</text:p>
            <text:p text:style-name="P14">test <text:s text:c="5"/>1680 <text:s/>0.0 <text:s/>1.9 158752 <text:s/>7556 ? <text:s text:c="7"/>Ssl <text:s/>23:07 <text:s text:c="2"/>0:00 <text:s text:c="9"/>\_ x-session-manager</text:p>
            <text:p text:style-name="P14">test <text:s text:c="5"/>1740 <text:s/>0.0 <text:s/>0.1 <text:s/>11880 <text:s text:c="2"/>400 ? <text:s text:c="7"/>Ss <text:s text:c="2"/>23:07 <text:s text:c="2"/>0:00 <text:s text:c="13"/>\_ /usr/bin/ssh-agent /usr/bin/dbus-launch --exit-with-se</text:p>
            <text:p text:style-name="P14">test <text:s text:c="5"/>1754 <text:s/>0.0 <text:s/>1.7 156092 <text:s/>6472 ? <text:s text:c="7"/>Ss <text:s text:c="2"/>23:07 <text:s text:c="2"/>0:00 <text:s text:c="13"/>\_ /usr/bin/seahorse-agent --execute x-session-manager</text:p>
            <text:p text:style-name="P14">test <text:s text:c="5"/>1762 <text:s/>0.0 <text:s/>2.5 214276 <text:s/>9724 ? <text:s text:c="7"/>S <text:s text:c="3"/>23:07 <text:s text:c="2"/>0:00 <text:s text:c="13"/>\_ gnome-power-manager</text:p>
            <text:p text:style-name="P14">test <text:s text:c="5"/>1772 <text:s/>0.1 <text:s/>3.4 225820 13264 ? <text:s text:c="7"/>S <text:s text:c="3"/>23:07 <text:s text:c="2"/>0:02 <text:s text:c="13"/>\_ /usr/bin/metacity</text:p>
            <text:p text:style-name="P14">test <text:s text:c="5"/>1779 <text:s/>0.1 <text:s/>5.1 371132 19572 ? <text:s text:c="7"/>S <text:s text:c="3"/>23:07 <text:s text:c="2"/>0:03 <text:s text:c="13"/>\_ gnome-panel</text:p>
            <text:p text:style-name="P14">test <text:s text:c="5"/>1785 <text:s/>0.1 <text:s/>4.4 421636 17056 ? <text:s text:c="7"/>S <text:s text:c="3"/>23:07 <text:s text:c="2"/>0:02 <text:s text:c="13"/>\_ nautilus</text:p>
            <text:p text:style-name="P14">test <text:s text:c="5"/>1790 <text:s/>0.0 <text:s/>2.0 146224 <text:s/>7704 ? <text:s text:c="7"/>S <text:s text:c="3"/>23:07 <text:s text:c="2"/>0:00 <text:s text:c="13"/>\_ bluetooth-applet</text:p>
            <text:p text:style-name="P14">test <text:s text:c="5"/>1793 <text:s/>0.0 <text:s/>3.1 286420 11988 ? <text:s text:c="7"/>S <text:s text:c="3"/>23:07 <text:s text:c="2"/>0:00 <text:s text:c="13"/>\_ nm-applet --sm-disable</text:p>
            <text:p text:style-name="P14">test <text:s text:c="5"/>1797 <text:s/>0.0 <text:s/>1.7 139032 <text:s/>6692 ? <text:s text:c="7"/>S <text:s text:c="3"/>23:07 <text:s text:c="2"/>0:00 <text:s text:c="13"/>\_ kerneloops-applet</text:p>
            <text:p text:style-name="P14">test <text:s text:c="5"/>1798 <text:s/>0.0 <text:s/>2.8 215200 10652 ? <text:s text:c="7"/>Sl <text:s text:c="2"/>23:07 <text:s text:c="2"/>0:00 <text:s text:c="13"/>\_ /usr/lib/policykit-1-gnome/polkit-gnome-authentication</text:p>
            <text:p text:style-name="P14">test <text:s text:c="5"/>1799 <text:s/>0.0 <text:s/>2.9 219744 11392 ? <text:s text:c="7"/>S <text:s text:c="3"/>23:07 <text:s text:c="2"/>0:00 <text:s text:c="13"/>\_ update-notifier</text:p>
            <text:p text:style-name="P14">test <text:s text:c="5"/>1801 <text:s/>0.0 <text:s/>2.3 264344 <text:s/>8820 ? <text:s text:c="7"/>S <text:s text:c="3"/>23:07 <text:s text:c="2"/>0:00 <text:s text:c="13"/>\_ /usr/lib/evolution/2.30/evolution-alarm-notify</text:p>
            <text:p text:style-name="P14">test <text:s text:c="5"/>1802 <text:s/>0.0 <text:s/>1.9 167624 <text:s/>7304 ? <text:s text:c="7"/>S <text:s text:c="3"/>23:07 <text:s text:c="2"/>0:00 <text:s text:c="13"/>\_ /usr/lib/gnome-disk-utility/gdu-notification-daemon</text:p>
            <text:p text:style-name="P14">test <text:s text:c="5"/>1804 <text:s/>0.0 <text:s/>4.9 222464 18624 ? <text:s text:c="7"/>S <text:s text:c="3"/>23:07 <text:s text:c="2"/>0:00 <text:s text:c="13"/>\_ python /usr/bin/system-config-printer-applet</text:p>
            <text:p text:style-name="P14">…</text:p>
            <text:p text:style-name="P14">root <text:s text:c="5"/>1876 <text:s/>0.0 <text:s/>0.1 <text:s text:c="2"/>6756 <text:s text:c="2"/>680 ? <text:s text:c="7"/>Ss <text:s text:c="2"/>23:08 <text:s text:c="2"/>0:00 dhclient -v -pf /var/run/dhclient.eth0.pid -lf /var/lib/dhcp/dhclient.</text:p>
            <text:p text:style-name="P14">root <text:s text:c="5"/>2034 <text:s/>0.0 <text:s/>0.2 <text:s text:c="2"/>6756 <text:s text:c="2"/>820 ? <text:s text:c="7"/>Ss <text:s text:c="2"/>23:25 <text:s text:c="2"/>0:00 dhclient eth0</text:p>
            <text:p text:style-name="P14">test <text:s text:c="5"/>2065 <text:s/>5.5 24.9 531276 94884 ? <text:s text:c="7"/>Sl <text:s text:c="2"/>23:27 <text:s text:c="2"/>1:06 /usr/lib/iceweasel/firefox-bin</text:p>
            <text:p text:style-name="P14">test <text:s text:c="5"/>2196 <text:s/>1.0 <text:s/>3.8 232684 14692 ? <text:s text:c="7"/>Sl <text:s text:c="2"/>23:28 <text:s text:c="2"/>0:11 gnome-terminal</text:p>
            <text:p text:style-name="P14">test <text:s text:c="5"/>2197 <text:s/>0.0 <text:s/>0.2 <text:s/>14332 <text:s text:c="2"/>780 ? <text:s text:c="7"/>S <text:s text:c="3"/>23:28 <text:s text:c="2"/>0:00 <text:s/>\_ gnome-pty-helper</text:p>
            <text:p text:style-name="P14">test <text:s text:c="5"/>2198 <text:s/>0.0 <text:s/>1.0 <text:s/>21084 <text:s/>3888 pts/0 <text:s text:c="3"/>Ss <text:s text:c="2"/>23:28 <text:s text:c="2"/>0:00 <text:s/>\_ bash</text:p>
            <text:p text:style-name="P14">root <text:s text:c="5"/>2212 <text:s/>0.0 <text:s/>0.4 <text:s/>55856 <text:s/>1764 pts/0 <text:s text:c="3"/>S <text:s text:c="3"/>23:28 <text:s text:c="2"/>0:00 <text:s/>| <text:s text:c="2"/>\_ su</text:p>
            <text:p text:style-name="P14">root <text:s text:c="5"/>2220 <text:s/>0.0 <text:s/>0.5 <text:s/>19312 <text:s/>2108 pts/0 <text:s text:c="3"/>S <text:s text:c="3"/>23:28 <text:s text:c="2"/>0:00 <text:s/>| <text:s text:c="6"/>\_ bash</text:p>
            <text:p text:style-name="P14">root <text:s text:c="5"/>2226 <text:s/>0.0 <text:s/>0.4 <text:s/>18752 <text:s/>1784 pts/0 <text:s text:c="3"/>S+ <text:s text:c="2"/>23:29 <text:s text:c="2"/>0:00 <text:s/>| <text:s text:c="10"/>\_ man ps</text:p>
            <text:p text:style-name="P14">root <text:s text:c="5"/>2238 <text:s/>0.0 <text:s/>0.2 <text:s text:c="2"/>9880 <text:s/>1032 pts/0 <text:s text:c="3"/>S+ <text:s text:c="2"/>23:29 <text:s text:c="2"/>0:00 <text:s/>| <text:s text:c="14"/>\_ pager -s</text:p>
            <text:p text:style-name="P14">test <text:s text:c="5"/>2259 <text:s/>0.0 <text:s/>1.0 <text:s/>21084 <text:s/>3896 pts/1 <text:s text:c="3"/>Ss <text:s text:c="2"/>23:30 <text:s text:c="2"/>0:00 <text:s/>\_ bash</text:p>
            <text:p text:style-name="P14">test <text:s text:c="5"/>2326 <text:s/>0.0 <text:s/>0.3 <text:s/>16452 <text:s/>1168 pts/1 <text:s text:c="3"/>R+ <text:s text:c="2"/>23:47 <text:s text:c="2"/>0:00 <text:s text:c="5"/>\_ ps auxf</text:p>
          </table:table-cell>
        </table:table-row>
      </table:table>
      <text:list xml:id="list1937919694" text:style-name="L1">
        <text:list-item>
          <text:p text:style-name="P22">Quel est le PID du process init ?</text:p>
        </text:list-item>
        <text:list-item>
          <text:p text:style-name="P24">Quel est le processus père du processus gdm3 ?</text:p>
        </text:list-item>
        <text:list-item>
          <text:p text:style-name="P25">Combien de terminaux sont ouverts dans la session graphique ?</text:p>
        </text:list-item>
        <text:list-item>
          <text:p text:style-name="P25">Quel est le pid de la commande ps auxf lancée dans un des terminaux ?</text:p>
        </text:list-item>
        <text:list-item>
          <text:p text:style-name="P25">Quel est l'utilisateur qui a lancé le man de la commande ps ?</text:p>
        </text:list-item>
        <text:list-item>
          <text:p text:style-name="P25">Quel est le mode d'attribution de l'adresse pour l'interface eth0 ?</text:p>
        </text:list-item>
        <text:list-item>
          <text:p text:style-name="P25">Que se passe-t-il pour le processus 2326 si on détruit le processus portant le pid 2259 ?</text:p>
        </text:list-item>
      </text:list>
      <text:h text:style-name="Heading_20_1" text:outline-level="1"><text:span text:style-name="T12">L</text:span><text:span text:style-name="T13">es</text:span><text:span text:style-name="T12"> commande</text:span><text:span text:style-name="T13">s</text:span><text:span text:style-name="T12"> &amp; </text:span><text:span text:style-name="T13">et kill</text:span></text:h>
      <text:p text:style-name="P7"><text:span text:style-name="T12">La commande &amp; permet de lancer une application en tache de fond. </text:span><text:span text:style-name="T13">Elle n'est plus bloquante vis-à-vis du terminal qui l'a exécutée. </text:span><text:span text:style-name="T11">La commande kill </text:span><text:span text:style-name="T13">quant à elle </text:span><text:span text:style-name="T11">permet d'envoyer un signal à un processus. </text:span><text:span text:style-name="T12">Généralement on l'utilise avec l'option -15 pour terminer un processus proprement, -9 pour terminer un processus (solution brutale qui ne laisse aucune chance au processus d'effectuer une quelconque action). Voici la liste des processus lancés. </text:span><text:span text:style-name="T13">Wireshark a été lancé normalement en tâche principale.</text:span></text:p>
      <table:table table:name="Tableau3" table:style-name="Tableau3">
        <table:table-column table:style-name="Tableau3.A"/>
        <table:table-row table:style-name="TableLine1946394234544">
          <table:table-cell table:style-name="Tableau3.A1" office:value-type="string">
            <text:p text:style-name="P15">USER <text:s text:c="6"/>PID %CPU %MEM <text:s text:c="3"/>VSZ <text:s text:c="2"/>RSS TTY <text:s text:c="5"/>STAT START <text:s text:c="2"/>TIME COMMAND</text:p>
            <text:p text:style-name="P15">…</text:p>
            <text:p text:style-name="P15">test <text:s text:c="5"/>2556 <text:s/>0.5 <text:s/>3.6 231840 13880 ? <text:s text:c="7"/>Sl <text:s text:c="2"/>00:27 <text:s text:c="2"/>0:01 gnome-terminal</text:p>
            <text:p text:style-name="P15">test <text:s text:c="5"/>2557 <text:s/>0.0 <text:s/>0.2 <text:s/>14332 <text:s text:c="2"/>780 ? <text:s text:c="7"/>S <text:s text:c="3"/>00:27 <text:s text:c="2"/>0:00 <text:s/>\_ gnome-pty-helper</text:p>
            <text:p text:style-name="P15">test <text:s text:c="5"/>2558 <text:s/>0.0 <text:s/>1.0 <text:s/>21244 <text:s/>3968 pts/1 <text:s text:c="3"/>Ss <text:s text:c="2"/>00:27 <text:s text:c="2"/>0:00 <text:s/>\_ bash</text:p>
            <text:p text:style-name="P15">root <text:s text:c="5"/>2579 <text:s/>0.0 <text:s/>0.4 <text:s/>55856 <text:s/>1760 pts/1 <text:s text:c="3"/>S <text:s text:c="3"/>00:29 <text:s text:c="2"/>0:00 <text:s text:c="5"/>\_ su</text:p>
            <text:p text:style-name="P15">root <text:s text:c="5"/>2588 <text:s/>0.0 <text:s/>0.5 <text:s/>19312 <text:s/>2092 pts/1 <text:s text:c="3"/>S <text:s text:c="3"/>00:29 <text:s text:c="2"/>0:00 <text:s text:c="9"/>\_ bash</text:p>
            <text:p text:style-name="P15">root <text:s text:c="5"/>2637 <text:s/>0.0 <text:s/>0.3 <text:s/>16452 <text:s/>1172 pts/1 <text:s text:c="3"/>R+ <text:s text:c="2"/>00:32 <text:s text:c="2"/>0:00 <text:s text:c="13"/>\_ ps auxf</text:p>
            <text:p text:style-name="P15">test <text:s text:c="5"/>2603 <text:s/>0.2 <text:s/>1.9 167176 <text:s/>7340 ? <text:s text:c="7"/>SL <text:s text:c="2"/>00:32 <text:s text:c="2"/>0:00 gksu /usr/bin/x-terminal-emulator</text:p>
            <text:p text:style-name="P15">root <text:s text:c="5"/>2608 <text:s/>0.1 <text:s/>0.4 <text:s/>55856 <text:s/>1764 pts/0 <text:s text:c="3"/>Ss+ <text:s/>00:32 <text:s text:c="2"/>0:00 <text:s/>\_ /bin/su root -c /usr/lib/libgksu/gksu-run-helper "/usr/bin/x-terminal-e</text:p>
            <text:p text:style-name="P15">root <text:s text:c="5"/>2617 <text:s/>0.0 <text:s/>0.1 <text:s text:c="2"/>9024 <text:s text:c="2"/>728 pts/0 <text:s text:c="3"/>S+ <text:s text:c="2"/>00:32 <text:s text:c="2"/>0:00 <text:s text:c="5"/>\_ /usr/lib/libgksu/gksu-run-helper /usr/bin/x-terminal-emulator</text:p>
            <text:p text:style-name="P15"><text:soft-page-break/>root <text:s text:c="5"/>2621 <text:s/>0.0 <text:s/>0.1 <text:s text:c="2"/>3956 <text:s text:c="2"/>580 pts/0 <text:s text:c="3"/>S+ <text:s text:c="2"/>00:32 <text:s text:c="2"/>0:00 <text:s text:c="9"/>\_ sh -c /usr/bin/x-terminal-emulator</text:p>
            <text:p text:style-name="P15">root <text:s text:c="5"/>2622 <text:s/>1.5 <text:s/>3.4 224984 13208 pts/0 <text:s text:c="3"/>Sl+ <text:s/>00:32 <text:s text:c="2"/>0:00 <text:s text:c="13"/>\_ gnome-terminal</text:p>
            <text:p text:style-name="P15">root <text:s text:c="5"/>2630 <text:s/>0.0 <text:s/>0.2 <text:s/>14332 <text:s text:c="2"/>780 pts/0 <text:s text:c="3"/>S+ <text:s text:c="2"/>00:32 <text:s text:c="2"/>0:00 <text:s text:c="17"/>\_ gnome-pty-helper</text:p>
            <text:p text:style-name="P15">root <text:s text:c="5"/>2631 <text:s/>0.0 <text:s/>0.5 <text:s/>19312 <text:s/>2072 pts/2 <text:s text:c="3"/>Ss <text:s text:c="2"/>00:32 <text:s text:c="2"/>0:00 <text:s text:c="17"/>\_ bash</text:p>
            <text:p text:style-name="P15">root <text:s text:c="5"/>2635 <text:s/>7.2 17.4 350452 66452 pts/2 <text:s text:c="3"/>S+ <text:s text:c="2"/>00:32 <text:s text:c="2"/>0:00 <text:s text:c="21"/>\_ wireshark</text:p>
          </table:table-cell>
        </table:table-row>
      </table:table>
      <text:list xml:id="list4003628347" text:style-name="L2">
        <text:list-item>
          <text:p text:style-name="P23">Que se passe-t-il pour le processus 2635 si on exécute la commande kill -9 2631 ?</text:p>
        </text:list-item>
        <text:list-item>
          <text:p text:style-name="P23">Que se passe-t-il pour le processus 2631 si on exécute la commance kill -9 2635 ?</text:p>
        </text:list-item>
        <text:list-item>
          <text:p text:style-name="P23">Si on exécute wireshark en tâche de fond (wireshark &amp;) on obtient la liste des tâches suivante :</text:p>
        </text:list-item>
      </text:list>
      <table:table table:name="Tableau4" table:style-name="Tableau4">
        <table:table-column table:style-name="Tableau4.A"/>
        <table:table-row table:style-name="TableLine1946394225568">
          <table:table-cell table:style-name="Tableau4.A1" office:value-type="string">
            <text:p text:style-name="P16">test <text:s text:c="5"/>2603 <text:s/>0.0 <text:s/>1.9 167176 <text:s/>7340 ? <text:s text:c="7"/>SL <text:s text:c="2"/>00:32 <text:s text:c="2"/>0:00 gksu /usr/bin/x-terminal-emulator</text:p>
            <text:p text:style-name="P16">root <text:s text:c="5"/>2608 <text:s/>0.0 <text:s/>0.4 <text:s/>55856 <text:s/>1764 pts/0 <text:s text:c="3"/>Ss+ <text:s/>00:32 <text:s text:c="2"/>0:00 <text:s/>\_ /bin/su root -c /usr/lib/libgksu/gksu-run-helper "/usr/bin/x-terminal-e</text:p>
            <text:p text:style-name="P16">root <text:s text:c="5"/>2617 <text:s/>0.0 <text:s/>0.1 <text:s text:c="2"/>9024 <text:s text:c="2"/>728 pts/0 <text:s text:c="3"/>S+ <text:s text:c="2"/>00:32 <text:s text:c="2"/>0:00 <text:s text:c="5"/>\_ /usr/lib/libgksu/gksu-run-helper /usr/bin/x-terminal-emulator</text:p>
            <text:p text:style-name="P16">root <text:s text:c="5"/>2621 <text:s/>0.0 <text:s/>0.1 <text:s text:c="2"/>3956 <text:s text:c="2"/>580 pts/0 <text:s text:c="3"/>S+ <text:s text:c="2"/>00:32 <text:s text:c="2"/>0:00 <text:s text:c="9"/>\_ sh -c /usr/bin/x-terminal-emulator</text:p>
            <text:p text:style-name="P16">root <text:s text:c="5"/>2622 <text:s/>0.0 <text:s/>3.4 224984 13220 pts/0 <text:s text:c="3"/>Sl+ <text:s/>00:32 <text:s text:c="2"/>0:00 <text:s text:c="13"/>\_ gnome-terminal</text:p>
            <text:p text:style-name="P16">root <text:s text:c="5"/>2630 <text:s/>0.0 <text:s/>0.2 <text:s/>14332 <text:s text:c="2"/>780 pts/0 <text:s text:c="3"/>S+ <text:s text:c="2"/>00:32 <text:s text:c="2"/>0:00 <text:s text:c="17"/>\_ gnome-pty-helper</text:p>
            <text:p text:style-name="P16">root <text:s text:c="5"/>2631 <text:s/>0.0 <text:s/>0.5 <text:s/>19312 <text:s/>2108 pts/2 <text:s text:c="3"/>Ss+ <text:s/>00:32 <text:s text:c="2"/>0:00 <text:s text:c="17"/>\_ bash</text:p>
            <text:p text:style-name="P16">root <text:s text:c="5"/>2642 11.6 17.4 350388 66452 pts/2 <text:s text:c="3"/>S <text:s text:c="3"/>00:38 <text:s text:c="2"/>0:00 <text:s text:c="21"/>\_ wireshark</text:p>
          </table:table-cell>
        </table:table-row>
      </table:table>
      <text:list xml:id="list2051684921" text:style-name="L3">
        <text:list-item>
          <text:p text:style-name="P26">Si on tue le processus 2631 on note les informations suivantes</text:p>
        </text:list-item>
      </text:list>
      <table:table table:name="Tableau5" table:style-name="Tableau5">
        <table:table-column table:style-name="Tableau5.A"/>
        <table:table-row table:style-name="TableLine1946394222848">
          <table:table-cell table:style-name="Tableau5.A1" office:value-type="string">
            <text:p text:style-name="P16">root@DebianFred_serv:/home/test# ps -aef</text:p>
            <text:p text:style-name="P16">UID <text:s text:c="7"/>PID <text:s/>PPID <text:s/>C STIME TTY <text:s text:c="9"/>TIME CMD</text:p>
            <text:p text:style-name="P16">root <text:s text:c="8"/>1 <text:s text:c="4"/>0 <text:s/>0 Sep22 ? <text:s text:c="7"/>00:00:00 init [2] <text:s/></text:p>
            <text:p text:style-name="P16">root <text:s text:c="8"/>2 <text:s text:c="4"/>0 <text:s/>0 Sep22 ? <text:s text:c="7"/>00:00:00 [kthreadd]</text:p>
            <text:p text:style-name="P16">root <text:s text:c="8"/>3 <text:s text:c="4"/>2 <text:s/>0 Sep22 ? <text:s text:c="7"/>00:00:00 [migration/0]</text:p>
            <text:p text:style-name="P16">root <text:s text:c="8"/>4 <text:s text:c="4"/>2 <text:s/>0 Sep22 ? <text:s text:c="7"/>00:00:00 [ksoftirqd/0]</text:p>
            <text:p text:style-name="P16">root <text:s text:c="8"/>5 <text:s text:c="4"/>2 <text:s/>0 Sep22 ? <text:s text:c="7"/>00:00:00 [watchdog/0]</text:p>
            <text:p text:style-name="P16">root <text:s text:c="8"/>6 <text:s text:c="4"/>2 <text:s/>0 Sep22 ? <text:s text:c="7"/>00:00:00 [events/0]</text:p>
            <text:p text:style-name="P16">...</text:p>
            <text:p text:style-name="P16">root <text:s text:c="5"/>2642 <text:s text:c="4"/>1 <text:s/>0 00:38 ? <text:s text:c="7"/>00:00:00 wireshark</text:p>
            <text:p text:style-name="P16">root <text:s text:c="5"/>2652 <text:s/>2588 <text:s/>0 00:42 pts/1 <text:s text:c="3"/>00:00:00 ps -aef</text:p>
          </table:table-cell>
        </table:table-row>
      </table:table>
      <text:list xml:id="list81719834942633" text:continue-numbering="true" text:style-name="L3">
        <text:list-header>
          <text:p text:style-name="P26">A quoi correspond le PID du processus père du processus wireshark ?</text:p>
        </text:list-header>
      </text:list>
      <text:h text:style-name="P21" text:outline-level="1">La commande CRON</text:h>
      <text:p text:style-name="P10">La commande crontab permet de lancer <text:span text:style-name="T14">à intervalles réguliers des commandes. La liste des commandes est stockée dans un fichier cron table. Ce dernier contient 6 champs Le 5 premiers définissent la périodicité d'exécution de la commande le sixième la commande.</text:span></text:p>
      <table:table table:name="Tableau6" table:style-name="Tableau6">
        <table:table-column table:style-name="Tableau6.A"/>
        <table:table-row table:style-name="TableLine1946394234000">
          <table:table-cell table:style-name="Tableau6.A1" office:value-type="string">
            <text:p text:style-name="P17">Minutes <text:s text:c="4"/>Heures <text:s text:c="4"/>Jours du mois <text:s text:c="4"/>Mois <text:s text:c="4"/>Jours de la semaine <text:s text:c="4"/>Commande</text:p>
          </table:table-cell>
        </table:table-row>
      </table:table>
      <text:p text:style-name="P11"><text:span text:style-name="T14">On peut utiliser un liste de jours en séparant les jours souhaités par des virgules (1, 3, 5). On peut utiliser un intervalle avec un – (1-3 pour les jours de la semaines représente du lundi au mercredi). Le caractère * correspond au plus grand intervalle (* correspond à 0-6 dans les jours de la semaine). Pour </text:span><text:span text:style-name="T15">appliquer les requêtes d'un fichier cron il suffit, sous réserve d'avoir les bons droits, de lancer</text:span></text:p>
      <text:p text:style-name="P27">crontab MonFichierCron</text:p>
      <text:list xml:id="list1849162111" text:style-name="L4">
        <text:list-item>
          <text:p text:style-name="P28">Expliquer ce que font les lignes de commande suivante dans le fichier MonFichierCron</text:p>
        </text:list-item>
      </text:list>
      <table:table table:name="Tableau7" table:style-name="Tableau7">
        <table:table-column table:style-name="Tableau7.A"/>
        <table:table-row table:style-name="TableLine1946394226656">
          <table:table-cell table:style-name="Tableau7.A1" office:value-type="string">
            <text:p text:style-name="Table_20_Contents">* <text:s text:c="9"/>* <text:s text:c="9"/>* <text:s text:c="9"/>* <text:s text:c="9"/>* <text:s text:c="9"/><text:span text:style-name="T15">date &gt;&gt; /tmp/log 2&amp;1</text:span></text:p>
            <text:p text:style-name="P18">0 <text:s text:c="9"/>21 <text:s text:c="7"/>* <text:s text:c="9"/>* <text:s text:c="9"/>* <text:s text:c="9"/>who</text:p>
            <text:p text:style-name="P18">0 <text:s text:c="9"/>0 <text:s text:c="9"/>1 <text:s text:c="9"/>* <text:s text:c="9"/>1-6 <text:s text:c="6"/>cal</text:p>
            <text:p text:style-name="P18">30 <text:s text:c="7"/>12 <text:s text:c="2"/>3,8,15 <text:s text:c="6"/>3-10 <text:s text:c="4"/>* <text:s text:c="9"/>touch .bash_profile</text:p>
          </table:table-cell>
        </table:table-row>
      </table:table>
      <text:list xml:id="list3514060413" text:style-name="L5">
        <text:list-item>
          <text:p text:style-name="P29"><text:span text:style-name="T15">Quelle ligne devriez vous rajouter pour lancer </text:span><text:span text:style-name="T16">tous les jours à 0h1m un reset des adresse </text:span><text:span text:style-name="T17">ip de l'interface eth0 ?</text:span></text:p>
        </text:list-item>
        <text:list-item>
          <text:p text:style-name="P30">Quelle ligne devriez vous rajouter pour effectuer le 15 de chaque mois à 23h59 une copie de tous les répertoires user (/home) vers un disque externe (/dev/sdb1) ?</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StarSymbol"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loext:graphic-properties draw:fill="solid" draw:fill-color="#f2f2f2" draw:opacity="100%"/>
      <style:paragraph-properties fo:margin-left="0cm" fo:margin-right="4.498cm" fo:text-align="start" style:justify-single-word="false" fo:text-indent="0cm" style:auto-text-indent="false" fo:background-color="#f2f2f2" fo:padding="0.035cm" fo:border="0.51pt solid #000000"/>
      <style:text-properties style:font-name="Courier New1" fo:font-family="'Courier New'" style:font-family-generic="modern"/>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text:number-lines="true" text:line-number="0"/>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76cm" fo:margin-bottom="0.106cm" style:contextual-spacing="false" fo:keep-with-next="always"/>
      <style:text-properties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top="0cm" fo:margin-bottom="0.106cm" style:contextual-spacing="false" fo:keep-with-next="always"/>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cm" fo:margin-bottom="0.106cm" style:contextual-spacing="false" fo:keep-with-next="always"/>
      <style:text-properties style:text-underline-style="solid" style:text-underline-width="auto" style:text-underline-color="font-color" fo:font-weight="bold" style:font-weight-asian="bold"/>
    </style:style>
    <style:style style:name="Heading_20_5" style:display-name="Heading 5" style:family="paragraph" style:parent-style-name="Standard" style:next-style-name="Standard" style:default-outline-level="5" style:class="text">
      <style:paragraph-properties fo:keep-with-next="always"/>
      <style:text-properties style:text-underline-style="solid" style:text-underline-width="auto" style:text-underline-color="font-color"/>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padding-left="0cm" fo:padding-right="0cm" fo:padding-top="0cm" fo:padding-bottom="0.035cm" fo:border-left="none" fo:border-right="none" fo:border-top="none" fo:border-bottom="0.51pt solid #000000">
        <style:tab-stops>
          <style:tab-stop style:position="8.001cm" style:type="center"/>
          <style:tab-stop style:position="16.002cm" style:type="right"/>
        </style:tab-stops>
      </style:paragraph-properties>
      <style:text-properties fo:font-size="8pt" fo:font-style="italic" style:font-size-asian="8pt" style:font-style-asian="italic"/>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re_20_TP" style:display-name="Titre TP" style:family="paragraph" style:parent-style-name="Heading_20_1" style:next-style-name="Titre_20_module" style:default-outline-level="" style:list-style-name="">
      <loext:graphic-properties draw:fill="solid" draw:fill-color="#f2f2f2" draw:opacity="100%"/>
      <style:paragraph-properties fo:margin-top="0cm" fo:margin-bottom="0.106cm" style:contextual-spacing="false" fo:text-align="center" style:justify-single-word="false" fo:background-color="#f2f2f2" fo:padding="0.035cm" fo:border="0.51pt solid #000000"/>
      <style:text-properties style:font-name="Arial" fo:font-family="Arial" style:font-family-generic="swiss" style:font-pitch="variable"/>
    </style:style>
    <style:style style:name="Titre_20_module" style:display-name="Titre module" style:family="paragraph" style:parent-style-name="Heading_20_1" style:next-style-name="Standard" style:default-outline-level="" style:list-style-name="">
      <loext:graphic-properties draw:fill="solid" draw:fill-color="#f2f2f2" draw:opacity="100%"/>
      <style:paragraph-properties fo:margin-top="0cm" fo:margin-bottom="0.106cm" style:contextual-spacing="false" fo:text-align="center" style:justify-single-word="false" fo:background-color="#f2f2f2" fo:padding="0.035cm" fo:border="0.51pt solid #000000"/>
      <style:text-properties style:font-name="Arial" fo:font-family="Arial" style:font-family-generic="swiss" style:font-pitch="variable" fo:font-size="12pt" style:font-size-asian="12pt"/>
    </style:style>
    <style:style style:name="Matériel" style:family="paragraph" style:parent-style-name="Standard">
      <loext:graphic-properties draw:fill="solid" draw:fill-color="#f2f2f2" draw:opacity="100%"/>
      <style:paragraph-properties fo:background-color="#f2f2f2" fo:padding="0.035cm" fo:border="0.51pt solid #000000"/>
      <style:text-properties fo:font-weight="bold" style:font-weight-asian="bold"/>
    </style:style>
    <style:style style:name="Footnote" style:family="paragraph" style:parent-style-name="Standard" style:class="extra"/>
    <style:style style:name="Normal_20__28_Web_29_" style:display-name="Normal (Web)" style:family="paragraph" style:parent-style-name="Standard">
      <style:paragraph-properties fo:margin-top="0.176cm" fo:margin-bottom="0.176cm" style:contextual-spacing="false" fo:text-align="start" style:justify-single-word="false"/>
      <style:text-properties fo:font-size="12pt" style:font-size-asian="12pt" style:font-size-complex="12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WW8Num2z1" style:family="text">
      <style:text-properties style:font-name="Times New Roman" fo:font-family="'Times New Roman'" style:font-family-generic="roman" style:font-pitch="variable" fo:font-size="10pt" fo:font-style="normal"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Times New Roman" fo:font-family="'Times New Roman'" style:font-family-generic="roman" style:font-pitch="variable" fo:font-size="10pt" fo:font-style="normal"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style>
    <style:style style:name="WW8Num5z0" style:family="text">
      <style:text-properties style:font-name="Symbol" fo:font-family="Symbol" style:font-family-generic="roman" style:font-pitch="variable" style:font-charset="x-symbol"/>
    </style:style>
    <style:style style:name="WW8Num6z1" style:family="text">
      <style:text-properties style:font-name="Times New Roman" fo:font-family="'Times New Roman'" style:font-family-generic="roman" style:font-pitch="variable" fo:font-size="10pt" fo:font-style="normal"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style>
    <style:style style:name="WW8NumSt1z0"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Courier" style:family="text" style:parent-style-name="Police_20_par_20_défaut">
      <style:text-properties style:font-name="Courier New1" fo:font-family="'Courier New'" style:font-family-generic="modern" fo:font-size="9pt" style:font-size-asian="9pt"/>
    </style:style>
    <style:style style:name="Footnote_20_Symbol" style:display-name="Footnote Symbol" style:family="text" style:parent-style-name="Police_20_par_20_défaut">
      <style:text-properties style:text-position="super 58%"/>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Machine_20_à_20_écrire_20_HTML" style:display-name="Machine à écrire HTML" style:family="text" style:parent-style-name="Police_20_par_20_défaut">
      <style:text-properties style:font-name="Courier New1" fo:font-family="'Courier New'" style:font-family-generic="modern" fo:font-size="10pt" style:font-name-asian="Courier New1" style:font-family-asian="'Courier New'" style:font-family-generic-asian="modern" style:font-size-asian="10pt" style:font-name-complex="Courier New1" style:font-family-complex="'Courier New'" style:font-family-generic-complex="modern" style:font-size-complex="10pt"/>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1"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635cm"/>
      </text:list-level-style-number>
      <text:list-level-style-number text:level="2" text:style-name="WW8Num2z1" style:num-suffix=") " style:num-format="a" style:num-letter-sync="true">
        <style:list-level-properties text:space-before="1.27cm" text:min-label-width="0.499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suffix=") " style:num-format="a" style:num-letter-sync="true">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suffix="." style:num-format="1">
        <style:list-level-properties text:min-label-width="0.635cm"/>
      </text:list-level-style-number>
      <text:list-level-style-number text:level="2" text:style-name="WW8Num6z1" style:num-suffix=") " style:num-format="a" style:num-letter-sync="true">
        <style:list-level-properties text:space-before="1.27cm" text:min-label-width="0.499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001cm" style:type="center"/>
          <style:tab-stop style:position="15.923cm" style:type="right"/>
        </style:tab-stops>
      </style:paragraph-properties>
      <style:text-properties officeooo:paragraph-rsid="0013f80f"/>
    </style:style>
    <style:style style:name="MP2" style:family="paragraph" style:parent-style-name="Footer">
      <style:paragraph-properties fo:text-align="center" style:justify-single-word="false" fo:padding-left="0cm" fo:padding-right="0cm" fo:padding-top="0.035cm" fo:padding-bottom="0cm" fo:border-left="none" fo:border-right="none" fo:border-top="0.51pt solid #000000" fo:border-bottom="none"/>
    </style:style>
    <style:style style:name="MP3" style:family="paragraph" style:parent-style-name="Header">
      <style:paragraph-properties>
        <style:tab-stops>
          <style:tab-stop style:position="8.001cm" style:type="center"/>
          <style:tab-stop style:position="15.923cm" style:type="right"/>
        </style:tab-stops>
      </style:paragraph-properties>
    </style:style>
    <style:style style:name="MP4" style:family="paragraph" style:parent-style-name="Footer">
      <style:paragraph-properties fo:padding-left="0cm" fo:padding-right="0cm" fo:padding-top="0.035cm" fo:padding-bottom="0cm" fo:border-left="none" fo:border-right="none" fo:border-top="0.51pt solid #000000" fo:border-bottom="none"/>
    </style:style>
    <style:style style:name="MT1" style:family="text">
      <style:text-properties officeooo:rsid="000e8def"/>
    </style:style>
    <style:style style:name="MT2" style:family="text">
      <style:text-properties fo:font-size="8pt" fo:font-style="italic" fo:font-weight="bold" style:font-size-asian="8pt" style:font-style-asian="italic" style:font-weight-asian="bold"/>
    </style:style>
    <style:style style:name="MT3" style:family="text">
      <style:text-properties fo:font-size="8pt" fo:language="en" fo:country="GB" fo:font-weight="bold" style:font-size-asian="8pt" style:font-weight-asian="bold"/>
    </style:style>
    <style:style style:name="MT4" style:family="text"/>
    <style:style style:name="MT5" style:family="text">
      <style:text-properties fo:font-size="8pt" fo:language="fr" fo:country="FR" fo:font-style="italic" fo:font-weight="bold" officeooo:rsid="000e8def" style:font-size-asian="8pt" style:font-style-asian="italic" style:font-weight-asian="bold"/>
    </style:style>
    <style:style style:name="MT6" style:family="text">
      <style:text-properties fo:font-size="8pt" fo:language="en" fo:country="GB" fo:font-style="italic" fo:font-weight="bold" style:font-size-asian="8pt" style:font-style-asian="italic" style:font-weight-asian="bold"/>
    </style:style>
    <style:style style:name="Mfr1" style:family="graphic" style:parent-style-name="Graphics">
      <style:graphic-properties style:run-through="foreground" style:wrap="run-through" style:number-wrapped-paragraphs="no-limit"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501cm" fo:margin-bottom="1.501cm" fo:margin-left="2.501cm" fo:margin-right="2.501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cm" fo:margin-left="0cm" fo:margin-right="0cm" fo:margin-top="0.901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images1" text:anchor-type="char" svg:x="0cm" svg:width="2.064cm" svg:height="0.889cm" draw:z-index="2"><draw:image xlink:href="Pictures/10000000000000FA0000006971BC618C6C10BE72.png" xlink:type="simple" xlink:show="embed" xlink:actuate="onLoad" draw:mime-type="image/png"/></draw:frame><text:tab/><text:span text:style-name="MT1">Pascal Poncelet , </text:span>Frédéric Comby<draw:frame draw:style-name="Mfr2" draw:name="images2" text:anchor-type="char" svg:x="14.263cm" svg:width="1.66cm" svg:height="0.586cm" draw:z-index="5"><draw:image xlink:href="Pictures/10000201000000580000001FE7B2D11A2D36B4C6.png" xlink:type="simple" xlink:show="embed" xlink:actuate="onLoad" draw:mime-type="image/png"/></draw:frame></text:p>
      </style:header>
      <style:footer>
        <text:p text:style-name="MP2"><text:span text:style-name="MT2"><text:date style:data-style-name="N37" text:date-value="2021-10-11T08:17:18.881000247">11/10/21</text:date></text:span><text:span text:style-name="MT3"><text:tab/></text:span><text:span text:style-name="Page_20_Number"><text:page-number text:select-page="current">3</text:page-number></text:span><text:span text:style-name="MT3"><text:tab/></text:span><text:span text:style-name="MT5">M1101</text:span></text:p>
      </style:footer>
    </style:master-page>
    <style:master-page style:name="Conversion_20_1" style:display-name="Conversion 1" style:page-layout-name="Mpm1">
      <style:header>
        <text:p text:style-name="MP3">TD de TR2 2ème année<text:tab/>IUT de Béziers</text:p>
      </style:header>
      <style:footer>
        <text:p text:style-name="MP4"><text:span text:style-name="MT6">PP.cr97.rev</text:span><text:span text:style-name="MT2"><text:date style:data-style-name="N37" text:date-value="2021-10-11T08:17:18.881000247">11/10/21</text:date></text:span><text:span text:style-name="MT3"><text:tab/></text:span><text:span text:style-name="Page_20_Number"><text:page-number text:select-page="current">0</text:page-number></text:span><text:span text:style-name="MT3"><text:tab/></text:span><text:span text:style-name="MT6">TR2-Web</text:span><text:span text:style-name="MT3"><text:tab/></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Titre du TP </dc:title>
    <meta:initial-creator>Pre-installed User</meta:initial-creator>
    <meta:creation-date>1998-11-12T18:13:00</meta:creation-date>
    <dc:date>2013-09-23T13:29:05.92</dc:date>
    <meta:print-date>2006-12-03T22:36:00</meta:print-date>
    <meta:editing-cycles>164</meta:editing-cycles>
    <meta:editing-duration>P1DT19H50M11S</meta:editing-duration>
    <meta:document-statistic meta:table-count="7" meta:image-count="2" meta:object-count="0" meta:page-count="3" meta:paragraph-count="141" meta:word-count="1820" meta:character-count="12605" meta:non-whitespace-character-count="8444"/>
    <meta:user-defined meta:name="Info 1"/>
    <meta:user-defined meta:name="Info 2"/>
    <meta:user-defined meta:name="Info 3"/>
    <meta:user-defined meta:name="Info 4"/>
  </office:meta>
</office:document-meta>
</file>